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text-properties fo:color="#1F4E79"/>
    </style:style>
    <style:style style:name="T4" style:parent-style-name="DefaultParagraphFont" style:family="text">
      <style:text-properties style:language-asian="en" style:country-asian="GB"/>
    </style:style>
    <style:style style:name="P5" style:parent-style-name="Normal" style:family="paragraph">
      <style:text-properties fo:color="#1F4E79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language-asian="en" style:country-asian="GB"/>
    </style:style>
    <style:style style:name="T9" style:parent-style-name="DefaultParagraphFont" style:family="text">
      <style:text-properties style:language-asian="en" style:country-asian="GB"/>
    </style:style>
    <style:style style:name="T10" style:parent-style-name="DefaultParagraphFont" style:family="text">
      <style:text-properties style:language-asian="en" style:country-asian="GB"/>
    </style:style>
    <style:style style:name="T11" style:parent-style-name="DefaultParagraphFont" style:family="text">
      <style:text-properties style:language-asian="en" style:country-asian="GB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language-asian="en" style:country-asian="GB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language-asian="en" style:country-asian="GB"/>
    </style:style>
    <style:style style:name="T16" style:parent-style-name="DefaultParagraphFont" style:family="text">
      <style:text-properties style:language-asian="en" style:country-asian="GB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language-asian="en" style:country-asian="GB"/>
    </style:style>
    <style:style style:name="T19" style:parent-style-name="DefaultParagraphFont" style:family="text">
      <style:text-properties style:language-asian="en" style:country-asian="GB"/>
    </style:style>
    <style:style style:name="P20" style:parent-style-name="Normal" style:family="paragraph">
      <style:text-properties fo:color="#5B9BD5"/>
    </style:style>
    <style:style style:name="T21" style:parent-style-name="DefaultParagraphFont" style:family="text">
      <style:text-properties style:language-asian="en" style:country-asian="GB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language-asian="en" style:country-asian="GB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style:language-asian="en" style:country-asian="GB"/>
    </style:style>
    <style:style style:name="T26" style:parent-style-name="DefaultParagraphFont" style:family="text">
      <style:text-properties style:language-asian="en" style:country-asian="GB"/>
    </style:style>
    <style:style style:name="T27" style:parent-style-name="DefaultParagraphFont" style:family="text">
      <style:text-properties style:language-asian="en" style:country-asian="GB"/>
    </style:style>
    <style:style style:name="T28" style:parent-style-name="DefaultParagraphFont" style:family="text">
      <style:text-properties style:language-asian="en" style:country-asian="GB"/>
    </style:style>
    <style:style style:name="T29" style:parent-style-name="DefaultParagraphFont" style:family="text">
      <style:text-properties style:language-asian="en" style:country-asian="GB"/>
    </style:style>
    <style:style style:name="T30" style:parent-style-name="DefaultParagraphFont" style:family="text">
      <style:text-properties style:language-asian="en" style:country-asian="GB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language-asian="en" style:country-asian="GB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language-asian="en" style:country-asian="GB"/>
    </style:style>
    <style:style style:name="T35" style:parent-style-name="DefaultParagraphFont" style:family="text">
      <style:text-properties style:language-asian="en" style:country-asian="GB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language-asian="en" style:country-asian="GB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language-asian="en" style:country-asian="GB"/>
    </style:style>
    <style:style style:name="P40" style:parent-style-name="Normal" style:family="paragraph">
      <style:text-properties fo:color="#1F4E79"/>
    </style:style>
    <style:style style:name="T41" style:parent-style-name="DefaultParagraphFont" style:family="text">
      <style:text-properties style:language-asian="en" style:country-asian="GB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language-asian="en" style:country-asian="GB"/>
    </style:style>
    <style:style style:name="T44" style:parent-style-name="DefaultParagraphFont" style:family="text">
      <style:text-properties style:language-asian="en" style:country-asian="GB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language-asian="en" style:country-asian="GB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language-asian="en" style:country-asian="GB"/>
    </style:style>
    <style:style style:name="T49" style:parent-style-name="DefaultParagraphFont" style:family="text">
      <style:text-properties style:language-asian="en" style:country-asian="GB"/>
    </style:style>
    <style:style style:name="T50" style:parent-style-name="DefaultParagraphFont" style:family="text">
      <style:text-properties style:language-asian="en" style:country-asian="GB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language-asian="en" style:country-asian="GB"/>
    </style:style>
    <style:style style:name="P53" style:parent-style-name="Normal" style:family="paragraph">
      <style:text-properties fo:color="#1F4E79"/>
    </style:style>
    <style:style style:name="T54" style:parent-style-name="DefaultParagraphFont" style:family="text">
      <style:text-properties style:language-asian="en" style:country-asian="GB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language-asian="en" style:country-asian="GB"/>
    </style:style>
    <style:style style:name="T57" style:parent-style-name="DefaultParagraphFont" style:family="text">
      <style:text-properties style:language-asian="en" style:country-asian="GB"/>
    </style:style>
    <style:style style:name="T58" style:parent-style-name="DefaultParagraphFont" style:family="text">
      <style:text-properties style:language-asian="en" style:country-asian="GB"/>
    </style:style>
    <style:style style:name="T59" style:parent-style-name="DefaultParagraphFont" style:family="text">
      <style:text-properties style:language-asian="en" style:country-asian="GB"/>
    </style:style>
    <style:style style:name="P60" style:parent-style-name="Normal" style:family="paragraph">
      <style:text-properties fo:color="#1F4E79"/>
    </style:style>
    <style:style style:name="T61" style:parent-style-name="DefaultParagraphFont" style:family="text">
      <style:text-properties style:language-asian="en" style:country-asian="GB"/>
    </style:style>
    <style:style style:name="T62" style:parent-style-name="DefaultParagraphFont" style:family="text">
      <style:text-properties style:language-asian="en" style:country-asian="GB"/>
    </style:style>
    <style:style style:name="P63" style:parent-style-name="ListParagraph" style:list-style-name="LFO1" style:family="paragraph"/>
    <style:style style:name="P64" style:parent-style-name="ListParagraph" style:list-style-name="LFO1" style:family="paragraph"/>
    <style:style style:name="P65" style:parent-style-name="ListParagraph" style:list-style-name="LFO1" style:family="paragraph"/>
    <style:style style:name="P66" style:parent-style-name="ListParagraph" style:list-style-name="LFO1" style:family="paragraph"/>
    <style:style style:name="T67" style:parent-style-name="DefaultParagraphFont" style:family="text">
      <style:text-properties style:language-asian="en" style:country-asian="GB"/>
    </style:style>
    <style:style style:name="P68" style:parent-style-name="Normal" style:family="paragraph">
      <style:text-properties fo:color="#1F4E79"/>
    </style:style>
    <style:style style:name="T69" style:parent-style-name="DefaultParagraphFont" style:family="text">
      <style:text-properties style:language-asian="en" style:country-asian="GB"/>
    </style:style>
    <style:style style:name="P70" style:parent-style-name="Normal" style:family="paragraph">
      <style:text-properties fo:color="#1F4E79"/>
    </style:style>
    <style:style style:name="T71" style:parent-style-name="DefaultParagraphFont" style:family="text">
      <style:text-properties style:language-asian="en" style:country-asian="GB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language-asian="en" style:country-asian="GB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style:language-asian="en" style:country-asian="GB"/>
    </style:style>
    <style:style style:name="T76" style:parent-style-name="DefaultParagraphFont" style:family="text">
      <style:text-properties style:language-asian="en" style:country-asian="GB"/>
    </style:style>
    <style:style style:name="T77" style:parent-style-name="DefaultParagraphFont" style:family="text">
      <style:text-properties style:language-asian="en" style:country-asian="GB"/>
    </style:style>
    <style:style style:name="P78" style:parent-style-name="Normal" style:family="paragraph">
      <style:text-properties fo:color="#1F4E79"/>
    </style:style>
    <style:style style:name="T79" style:parent-style-name="DefaultParagraphFont" style:family="text">
      <style:text-properties style:language-asian="en" style:country-asian="GB"/>
    </style:style>
    <style:style style:name="P80" style:parent-style-name="Normal" style:family="paragraph">
      <style:text-properties fo:color="#1F4E79"/>
    </style:style>
    <style:style style:name="T81" style:parent-style-name="DefaultParagraphFont" style:family="text">
      <style:text-properties style:language-asian="en" style:country-asian="GB"/>
    </style:style>
    <style:style style:name="T82" style:parent-style-name="DefaultParagraphFont" style:family="text">
      <style:text-properties style:language-asian="en" style:country-asian="GB"/>
    </style:style>
    <style:style style:name="T83" style:parent-style-name="DefaultParagraphFont" style:family="text">
      <style:text-properties style:language-asian="en" style:country-asian="GB"/>
    </style:style>
    <style:style style:name="P84" style:parent-style-name="Normal" style:family="paragraph">
      <style:paragraph-properties fo:text-align="center"/>
    </style:style>
    <style:style style:name="T85" style:parent-style-name="DefaultParagraphFont" style:family="text">
      <style:text-properties style:language-asian="en" style:country-asian="GB"/>
    </style:style>
    <style:style style:name="P86" style:parent-style-name="Normal" style:family="paragraph">
      <style:paragraph-properties fo:text-align="center"/>
    </style:style>
    <style:style style:name="T87" style:parent-style-name="DefaultParagraphFont" style:family="text">
      <style:text-properties style:language-asian="en" style:country-asian="GB"/>
    </style:style>
    <style:style style:name="P88" style:parent-style-name="Normal" style:family="paragraph">
      <style:paragraph-properties fo:text-align="center"/>
    </style:style>
    <style:style style:family="graphic" style:name="a5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2">
      <style:graphic-properties style:wrap="run-through" style:run-through="foreground" draw:fill="none" draw:stroke="solid" svg:stroke-width="0.00694in" svg:stroke-color="#5b9bd5" draw:marker-end="a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0%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style:wrap="run-through" style:run-through="foreground" draw:fill="none" draw:stroke="solid" svg:stroke-width="0.00694in" svg:stroke-color="#5b9bd5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solid" draw:fill-color="#5b9bd5" draw:opacity="25%" draw:stroke="none" style:horizontal-rel="paragraph" style:vertical-rel="paragraph" style:horizontal-pos="from-left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5b9bd5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none" draw:stroke="solid" svg:stroke-width="0.00694in" svg:stroke-color="#5b9bd5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5b9bd5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solid #5b9bd5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0694in" svg:stroke-color="#5b9bd5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64">
      <style:graphic-properties style:wrap="run-through" style:run-through="foreground" draw:fill="none" draw:stroke="solid" svg:stroke-width="0.00694in" svg:stroke-color="#5b9bd5" draw:marker-end="a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0694in" svg:stroke-color="#5b9bd5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">
      <style:graphic-properties style:wrap="run-through" style:run-through="foreground" draw:fill="none" draw:stroke="solid" svg:stroke-width="0.00694in" svg:stroke-color="#5b9bd5" draw:marker-end="a6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0694in" svg:stroke-color="#5b9bd5" draw:marker-end="a44" svg:stroke-opacity="100%" draw:stroke-linejoin="miter" svg:stroke-linecap="butt" style:horizontal-rel="page" style:vertical-rel="page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5b9bd5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5b9bd5" draw:marker-end="a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5b9bd5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style:wrap="run-through" style:run-through="foreground" draw:fill="none" draw:stroke="solid" svg:stroke-width="0.00694in" svg:stroke-color="#5b9bd5" draw:marker-end="a4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true" style:wrap-contour-mode="outsid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5b9bd5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5b9bd5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5b9bd5" draw:opacity="25%" draw:stroke="none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5b9bd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936768" draw:id="id0" draw:style-name="a0" draw:name="Text Box 2" text:anchor-type="paragraph" svg:x="4.24722in" svg:y="0.10417in" svg:width="1.86458in" svg:height="0.67708in" style:rel-width="scale" style:rel-height="scale"><draw:text-box><text:p text:style-name="P3">Create<text:s/>a new notification with its Content Type set to ‘JourneyChatMessage’</text:p></draw:text-box><svg:title/><svg:desc/></draw:frame></text:span><text:span text:style-name="T4"><draw:frame draw:z-index="251554816" draw:id="id1" draw:style-name="a1" draw:name="Text Box 2" text:anchor-type="paragraph" svg:x="2.41667in" svg:y="0.01042in" svg:width="1.4375in" svg:height="0.86458in" style:rel-width="scale" style:rel-height="scale"><draw:text-box><text:p text:style-name="P5">Sends<text:s/>a new message in the journey chat room “Hello everyone”</text:p></draw:text-box><svg:title/><svg:desc/></draw:frame></text:span><text:span text:style-name="T6"><draw:custom-shape svg:x="0.16667in" svg:y="0.21875in" svg:width="1.9375in" svg:height="0.32292in" draw:z-index="251413504" draw:id="id2" draw:style-name="a2" draw:name="Rounded Rectangle 2" text:anchor-type="paragraph"><svg:title/><svg:desc/><text:p text:style-name="P7">Journey Object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ListParagraph"><text:span text:style-name="T8"><draw:connector draw:type="line" svg:x1="1.10417in" svg:y1="0.23958in" svg:x2="1.11458in" svg:y2="0.52083in" draw:z-index="251744256" draw:id="id3" draw:style-name="a4" draw:name="Straight Arrow Connector 247" text:anchor-type="paragraph"><svg:title/><svg:desc/></draw:connector></text:span></text:p>
      <text:p text:style-name="Normal"><text:span text:style-name="T9"><draw:custom-shape svg:x="0.15625in" svg:y="0.13542in" svg:width="2.03125in" svg:height="2.76042in" draw:z-index="251375616" draw:id="id4" draw:style-name="a5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10"><draw:connector draw:type="line" svg:x1="2.13542in" svg:y1="0.3125in" svg:x2="4.36458in" svg:y2="0.3125in" draw:z-index="251974656" draw:id="id5" draw:style-name="a7" draw:name="Straight Arrow Connector 238" text:anchor-type="paragraph"><svg:title/><svg:desc/></draw:connector></text:span><text:span text:style-name="T11"><draw:custom-shape svg:x="4.34375in" svg:y="0.16667in" svg:width="1.59375in" svg:height="0.32292in" draw:z-index="251873280" draw:id="id6" draw:style-name="a8" draw:name="Rounded Rectangle 18" text:anchor-type="paragraph"><svg:title/><svg:desc/><text:p text:style-name="P12">WCF Servic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13"><draw:custom-shape svg:x="0.1875in" svg:y="0.19792in" svg:width="1.9375in" svg:height="0.32292in" draw:z-index="251782144" draw:id="id7" draw:style-name="a9" draw:name="Rounded Rectangle 10" text:anchor-type="paragraph"><svg:title/><svg:desc/><text:p text:style-name="P14">Passenger 1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><text:span text:style-name="T15"><draw:connector draw:type="line" svg:x1="5.15625in" svg:y1="0.16736in" svg:x2="5.15625in" svg:y2="0.91736in" draw:z-index="251913216" draw:id="id8" draw:style-name="a11" draw:name="Straight Arrow Connector 25" text:anchor-type="paragraph"><svg:title/><svg:desc/></draw:connector></text:span></text:p>
      <text:p text:style-name="Normal"><text:span text:style-name="T16"><draw:custom-shape svg:x="0.19792in" svg:y="0.22986in" svg:width="1.9375in" svg:height="0.32292in" draw:z-index="251807744" draw:id="id9" draw:style-name="a12" draw:name="Rounded Rectangle 11" text:anchor-type="paragraph"><svg:title/><svg:desc/><text:p text:style-name="P17">Passenger 2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><text:span text:style-name="T18"><draw:connector draw:type="standard" svg:x1="2.66667in" svg:y1="0.43819in" svg:x2="2.14583in" svg:y2="0.09444in" draw:z-index="251987968" draw:id="id10" draw:style-name="a14" draw:name="Elbow Connector 240" text:anchor-type="paragraph"><svg:title/><svg:desc/></draw:connector></text:span><text:span text:style-name="T19"><draw:frame draw:z-index="251971584" draw:id="id11" draw:style-name="a15" draw:name="Text Box 2" text:anchor-type="paragraph" svg:x="2.66667in" svg:y="0.11528in" svg:width="1.39583in" svg:height="0.67708in" style:rel-width="scale" style:rel-height="scale"><draw:text-box><text:p text:style-name="P20">New message from<text:s/>Passenger 1:<text:s/><text:line-break/>“Hello Everyone”</text:p></draw:text-box><svg:title/><svg:desc/></draw:frame></text:span><text:span text:style-name="T21"><draw:custom-shape svg:x="4.35417in" svg:y="0.29236in" svg:width="1.59375in" svg:height="0.32292in" draw:z-index="251894784" draw:id="id12" draw:style-name="a16" draw:name="Rounded Rectangle 19" text:anchor-type="paragraph"><svg:title/><svg:desc/><text:p text:style-name="P22">Notification Manager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><text:span text:style-name="T23"><draw:custom-shape svg:x="0.20833in" svg:y="0.26111in" svg:width="1.9375in" svg:height="0.32292in" draw:z-index="251834368" draw:id="id13" draw:style-name="a17" draw:name="Rounded Rectangle 12" text:anchor-type="paragraph"><svg:title/><svg:desc/><text:p text:style-name="P24">Passenger 3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5"><draw:connector draw:type="standard" svg:x1="2.66667in" svg:y1="0.12569in" svg:x2="2.16667in" svg:y2="1.43819in" draw:z-index="252003328" draw:id="id14" draw:style-name="a19" draw:name="Elbow Connector 243" text:anchor-type="paragraph"><svg:title/><svg:desc/></draw:connector></text:span><text:span text:style-name="T26"><draw:connector draw:type="standard" svg:x1="2.67708in" svg:y1="0.12569in" svg:x2="2.14583in" svg:y2="0.42778in" draw:z-index="252001280" draw:id="id15" draw:style-name="a21" draw:name="Elbow Connector 242" text:anchor-type="paragraph"><svg:title/><svg:desc/></draw:connector></text:span><text:span text:style-name="T27"><draw:connector draw:type="line" svg:x1="4.35417in" svg:y1="0.13611in" svg:x2="4.07292in" svg:y2="0.13611in" draw:z-index="251986944" draw:id="id16" draw:style-name="a23" draw:name="Straight Arrow Connector 239" text:anchor-type="paragraph"><svg:title/><svg:desc/></draw:connector></text:span></text:p>
      <text:p text:style-name="Normal"/>
      <text:p text:style-name="Normal"><text:span text:style-name="T28"><draw:custom-shape svg:x="1.11458in" svg:y="0.17778in" svg:width="0.05208in" svg:height="0.05208in" draw:z-index="252005376" draw:id="id17" draw:style-name="a24" draw:name="Oval 24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Normal"><text:span text:style-name="T29"><draw:custom-shape svg:x="1.11458in" svg:y="0.08333in" svg:width="0.05208in" svg:height="0.05208in" draw:z-index="252009472" draw:id="id18" draw:style-name="a25" draw:name="Oval 24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Normal"><text:span text:style-name="T30"><draw:custom-shape svg:x="0.19792in" svg:y="0.01181in" svg:width="1.9375in" svg:height="0.32292in" draw:z-index="251847680" draw:id="id19" draw:style-name="a26" draw:name="Rounded Rectangle 13" text:anchor-type="paragraph"><svg:title/><svg:desc/><text:p text:style-name="P31">Passenger N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/>
      <text:p text:style-name="Normal"/>
      <text:p text:style-name="Normal"/>
      <text:p text:style-name="Normal"><text:span text:style-name="T32"><draw:custom-shape svg:x="2.35417in" svg:y="0.22083in" svg:width="1.88542in" svg:height="0.38542in" draw:z-index="251486208" draw:id="id20" draw:style-name="a27" draw:name="Rounded Rectangle 23" text:anchor-type="paragraph"><svg:title/><svg:desc/><text:p text:style-name="P33">WCF Service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><text:span text:style-name="T34"><draw:connector draw:type="standard" svg:x1="2.35417in" svg:y1="0.10625in" svg:x2="0.97917in" svg:y2="0.5125in" draw:z-index="251616256" draw:id="id21" draw:style-name="a29" draw:name="Elbow Connector 60" text:anchor-type="paragraph"><svg:title/><svg:desc/></draw:connector></text:span><text:span text:style-name="T35"><draw:custom-shape svg:x="5.02083in" svg:y="6.11458in" svg:width="2.1875in" svg:height="0.33333in" draw:z-index="251656192" draw:id="id22" draw:style-name="a30" draw:name="Rounded Rectangle 212" text:anchor-type="paragraph"><svg:title/><svg:desc/><text:p text:style-name="P36">Failure, ask to log in manually.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37"><draw:custom-shape svg:x="3.66667in" svg:y="6.11458in" svg:width="1.1875in" svg:height="0.32292in" draw:z-index="251651072" draw:id="id23" draw:style-name="a31" draw:name="Rounded Rectangle 211" text:anchor-type="paragraph"><svg:title/><svg:desc/><text:p text:style-name="P38">Log user in.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><text:span text:style-name="T39"><draw:frame draw:z-index="251739136" draw:id="id24" draw:style-name="a32" draw:name="Text Box 2" text:anchor-type="paragraph" svg:x="2.60417in" svg:y="0.0125in" svg:width="0.8125in" svg:height="0.5in" style:rel-width="scale" style:rel-height="scale"><draw:text-box><text:p text:style-name="P40">Session manager.</text:p></draw:text-box><svg:title/><svg:desc/></draw:frame></text:span><text:span text:style-name="T41"><draw:custom-shape svg:x="-0.21875in" svg:y="0.20764in" svg:width="1.9375in" svg:height="0.55208in" draw:z-index="251598848" draw:id="id25" draw:style-name="a33" draw:name="Rounded Rectangle 49" text:anchor-type="paragraph"><svg:title/><svg:desc/><text:p text:style-name="P42">Verify user’s username and password.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43"><draw:custom-shape svg:x="2.54167in" svg:y="0.0125in" svg:width="4.14583in" svg:height="5.27083in" draw:z-index="251625472" draw:id="id26" draw:style-name="a34" draw:name="Rectangle 204" text:anchor-type="paragraph"><svg:title/><svg:desc/><draw:enhanced-geometry draw:type="non-primitive" svg:viewBox="0 0 21600 21600" draw:enhanced-path="M 0 0 L 21600 0 21600 21600 0 21600 Z N"/></draw:custom-shape></text:span><text:span text:style-name="T44"><draw:custom-shape svg:x="4.35417in" svg:y="0.16875in" svg:width="2.14583in" svg:height="0.53125in" draw:z-index="251629568" draw:id="id27" draw:style-name="a35" draw:name="Rounded Rectangle 206" text:anchor-type="paragraph"><svg:title/><svg:desc/><text:p text:style-name="P45">Extract session information from HTTP headers.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><text:span text:style-name="T46"><draw:custom-shape svg:x="2.59236in" svg:y="0.22847in" svg:width="1.1875in" svg:height="1.58333in" draw:z-index="251637760" draw:id="id28" draw:style-name="a36" draw:name="Rounded Rectangle 208" text:anchor-type="paragraph"><svg:title/><svg:desc/><text:p text:style-name="P47">Malformed session data, return failure and ask the user to manually log in.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><text:span text:style-name="T48"><draw:connector draw:type="line" svg:x1="0.78125in" svg:y1="0.13542in" svg:x2="0.79167in" svg:y2="0.53125in" draw:z-index="251620352" draw:id="id29" draw:style-name="a38" draw:name="Straight Arrow Connector 201" text:anchor-type="paragraph"><svg:title/><svg:desc/></draw:connector></text:span><text:span text:style-name="T49"><draw:connector draw:type="line" svg:x1="5.41667in" svg:y1="0.0625in" svg:x2="5.42708in" svg:y2="0.40625in" draw:z-index="251660288" draw:id="id30" draw:style-name="a40" draw:name="Straight Arrow Connector 214" text:anchor-type="paragraph"><svg:title/><svg:desc/></draw:connector></text:span></text:p>
      <text:p text:style-name="Normal"><text:span text:style-name="T50"><draw:custom-shape svg:x="0in" svg:y="0.22153in" svg:width="1.55208in" svg:height="0.60417in" draw:z-index="251602944" draw:id="id31" draw:style-name="a41" draw:name="Flowchart: Decision 52" text:anchor-type="paragraph"><svg:title/><svg:desc/><text:p text:style-name="P51">Success?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52"><draw:frame draw:z-index="251697152" draw:id="id32" draw:style-name="a42" draw:name="Text Box 2" text:anchor-type="paragraph" svg:x="3.98958in" svg:y="0.17153in" svg:width="0.4375in" svg:height="0.23958in" style:rel-width="scale" style:rel-height="scale"><draw:text-box><text:p text:style-name="P53">No</text:p></draw:text-box><svg:title/><svg:desc/></draw:frame></text:span><text:span text:style-name="T54"><draw:custom-shape svg:x="4.59375in" svg:y="0.11528in" svg:width="1.66667in" svg:height="0.61458in" draw:z-index="251633664" draw:id="id33" draw:style-name="a43" draw:name="Flowchart: Decision 207" text:anchor-type="paragraph"><svg:title/><svg:desc/><text:p text:style-name="P55">Success?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/text:p>
      <text:p text:style-name="Normal"><text:span text:style-name="T56"><draw:connector draw:type="standard" svg:x1="1.03125in" svg:y1="7.44792in" svg:x2="0.94792in" svg:y2="8.625in" draw:z-index="251721728" draw:id="id34" draw:style-name="a45" draw:name="Elbow Connector 228" text:anchor-type="paragraph"><svg:title/><svg:desc/></draw:connector></text:span><text:span text:style-name="T57"><draw:connector draw:type="standard" svg:x1="1.32292in" svg:y1="0.21111in" svg:x2="1.84375in" svg:y2="1.39861in" draw:z-index="251729920" draw:id="id35" draw:style-name="a47" draw:name="Elbow Connector 230" text:anchor-type="paragraph"><svg:title/><svg:desc/></draw:connector></text:span><text:span text:style-name="T58"><draw:connector draw:type="line" svg:x1="4.58333in" svg:y1="0.10694in" svg:x2="3.78125in" svg:y2="0.10694in" draw:z-index="251717632" draw:id="id36" draw:style-name="a49" draw:name="Straight Arrow Connector 227" text:anchor-type="paragraph"><svg:title/><svg:desc/></draw:connector></text:span></text:p>
      <text:p text:style-name="Normal"><text:span text:style-name="T59"><draw:frame draw:z-index="251743232" draw:id="id37" draw:style-name="a50" draw:name="Text Box 2" text:anchor-type="paragraph" svg:x="6.36319in" svg:y="7.67708in" svg:width="0.4375in" svg:height="0.3125in" style:rel-width="scale" style:rel-height="scale"><draw:text-box><text:p text:style-name="P60">Yes</text:p></draw:text-box><svg:title/><svg:desc/></draw:frame></text:span><text:span text:style-name="T61"><draw:connector draw:type="line" svg:x1="5.42708in" svg:y1="0.10486in" svg:x2="5.42708in" svg:y2="0.42778in" draw:z-index="251664384" draw:id="id38" draw:style-name="a52" draw:name="Straight Arrow Connector 216" text:anchor-type="paragraph"><svg:title/><svg:desc/></draw:connector></text:span></text:p>
      <text:p text:style-name="Normal"><text:span text:style-name="T62"><draw:custom-shape svg:x="3.7907in" svg:y="0.13941in" svg:width="2.81389in" svg:height="1.34375in" draw:z-index="251641856" draw:id="id39" draw:style-name="a53" draw:name="Rounded Rectangle 209" text:anchor-type="paragraph"><svg:title/><svg:desc/><text:p text:style-name="Normal">Perform the following checks:</text:p><text:list text:style-name="LFO1" text:continue-numbering="true"><text:list-item><text:p text:style-name="P63">Check device ID</text:p></text:list-item><text:list-item><text:p text:style-name="P64">Check session ID</text:p></text:list-item><text:list-item><text:p text:style-name="P65">Check randomly generated ID</text:p></text:list-item><text:list-item><text:p text:style-name="P66">Check expiry date</text:p></text:list-item></text:list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67"><draw:frame draw:z-index="251734016" draw:id="id40" draw:style-name="a54" draw:name="Text Box 2" text:anchor-type="paragraph" svg:x="1.78125in" svg:y="0.12778in" svg:width="0.4375in" svg:height="0.3125in" style:rel-width="scale" style:rel-height="scale"><draw:text-box><text:p text:style-name="P68">No</text:p></draw:text-box><svg:title/><svg:desc/></draw:frame></text:span><text:span text:style-name="T69"><draw:frame draw:z-index="251725824" draw:id="id41" draw:style-name="a55" draw:name="Text Box 2" text:anchor-type="paragraph" svg:x="0.5625in" svg:y="8.00208in" svg:width="0.4375in" svg:height="0.3125in" style:rel-width="scale" style:rel-height="scale"><draw:text-box><text:p text:style-name="P70">Yes</text:p></draw:text-box><svg:title/><svg:desc/></draw:frame></text:span></text:p>
      <text:p text:style-name="Normal"/>
      <text:p text:style-name="Normal"><text:span text:style-name="T71"><draw:custom-shape svg:x="1.1875in" svg:y="0.11736in" svg:width="1.1875in" svg:height="0.97917in" draw:z-index="251611136" draw:id="id42" draw:style-name="a56" draw:name="Rounded Rectangle 58" text:anchor-type="paragraph"><svg:title/><svg:desc/><text:p text:style-name="P72">Return failure &amp; display an error message.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73"><draw:custom-shape svg:x="-0.53125in" svg:y="0.13819in" svg:width="1.1875in" svg:height="0.77083in" draw:z-index="251607040" draw:id="id43" draw:style-name="a57" draw:name="Rounded Rectangle 57" text:anchor-type="paragraph"><svg:title/><svg:desc/><text:p text:style-name="P74">Return success. User logged in.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/>
      <text:p text:style-name="Normal"><text:span text:style-name="T75"><draw:connector draw:type="line" svg:x1="4.48958in" svg:y1="0.20972in" svg:x2="4.5in" svg:y2="0.48056in" draw:z-index="251676672" draw:id="id44" draw:style-name="a59" draw:name="Straight Arrow Connector 220" text:anchor-type="paragraph"><svg:title/><svg:desc/></draw:connector></text:span></text:p>
      <text:p text:style-name="Normal"><text:span text:style-name="T76"><draw:custom-shape svg:x="3.66667in" svg:y="0.17639in" svg:width="1.66667in" svg:height="0.61458in" draw:z-index="251645952" draw:id="id45" draw:style-name="a60" draw:name="Flowchart: Decision 210" text:anchor-type="paragraph"><svg:title/><svg:desc/><text:p text:style-name="Normal">Success?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/text:p>
      <text:p text:style-name="Normal"><text:span text:style-name="T77"><draw:frame draw:z-index="251701248" draw:id="id46" draw:style-name="a61" draw:name="Text Box 2" text:anchor-type="paragraph" svg:x="5.70833in" svg:y="0.26597in" svg:width="0.4375in" svg:height="0.23958in" style:rel-width="scale" style:rel-height="scale"><draw:text-box><text:p text:style-name="P78">No</text:p></draw:text-box><svg:title/><svg:desc/></draw:frame></text:span><text:span text:style-name="T79"><draw:frame draw:z-index="251705344" draw:id="id47" draw:style-name="a62" draw:name="Text Box 2" text:anchor-type="paragraph" svg:x="0in" svg:y="0.20347in" svg:width="0.4375in" svg:height="0.3125in" style:rel-width="scale" style:rel-height="scale"><draw:text-box><text:p text:style-name="P80">Yes</text:p></draw:text-box><svg:title/><svg:desc/></draw:frame></text:span><text:span text:style-name="T81"><draw:connector draw:type="standard" svg:x1="5.33333in" svg:y1="0.17014in" svg:x2="5.77083in" svg:y2="0.63889in" draw:z-index="251672576" draw:id="id48" draw:style-name="a64" draw:name="Elbow Connector 219" text:anchor-type="paragraph"><svg:title/><svg:desc/></draw:connector></text:span><text:span text:style-name="T82"><draw:connector draw:type="standard" svg:x1="3.68681in" svg:y1="0.16806in" svg:x2="3.28056in" svg:y2="0.63681in" draw:z-index="251668480" draw:id="id49" draw:style-name="a66" draw:name="Elbow Connector 218" text:anchor-type="paragraph"><svg:title/><svg:desc/></draw:connector></text:span></text:p>
      <text:p text:style-name="Normal"/>
      <text:soft-page-break/>
      <text:p text:style-name="Normal"><text:span text:style-name="T83"><draw:custom-shape svg:x="4.64583in" svg:y="0.01458in" svg:width="1.84375in" svg:height="0.72917in" draw:z-index="251713536" draw:id="id50" draw:style-name="a67" draw:name="Rounded Rectangle 226" text:anchor-type="paragraph"><svg:title/><svg:desc/><text:p text:style-name="P84">Return failure, ask user to log in manually.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85"><draw:custom-shape svg:x="2.67708in" svg:y="0.025in" svg:width="1.20833in" svg:height="0.75in" draw:z-index="251709440" draw:id="id51" draw:style-name="a68" draw:name="Rounded Rectangle 225" text:anchor-type="paragraph"><svg:title/><svg:desc/><text:p text:style-name="P86">Return success. User logged in.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><text:span text:style-name="T87"><draw:custom-shape svg:x="0.55069in" svg:y="3.46667in" svg:width="2.0625in" svg:height="1.35417in" draw:z-index="251426816" draw:id="id52" draw:style-name="a69" draw:name="Flowchart: Decision 3" text:anchor-type="paragraph"><svg:title/><svg:desc/><text:p text:style-name="P88">Is session information present?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3" svg:viewBox="0 0 20 30" svg:d="m10 0-10 30h20z"/>
    <draw:marker draw:name="a20" svg:viewBox="0 0 20 30" svg:d="m10 0-10 30h20z"/>
    <draw:marker draw:name="a22" svg:viewBox="0 0 20 30" svg:d="m10 0-10 30h20z"/>
    <draw:marker draw:name="a3" svg:viewBox="0 0 20 30" svg:d="m10 0-10 30h20z"/>
    <draw:marker draw:name="a18" svg:viewBox="0 0 20 30" svg:d="m10 0-10 30h20z"/>
    <draw:marker draw:name="a6" svg:viewBox="0 0 20 30" svg:d="m10 0-10 30h20z"/>
    <draw:marker draw:name="a28" svg:viewBox="0 0 20 30" svg:d="m10 0-10 30h20z"/>
    <draw:marker draw:name="a37" svg:viewBox="0 0 20 30" svg:d="m10 0-10 30h20z"/>
    <draw:marker draw:name="a44" svg:viewBox="0 0 20 30" svg:d="m10 0-10 30h20z"/>
    <draw:marker draw:name="a39" svg:viewBox="0 0 20 30" svg:d="m10 0-10 30h20z"/>
    <draw:marker draw:name="a51" svg:viewBox="0 0 20 30" svg:d="m10 0-10 30h20z"/>
    <draw:marker draw:name="a46" svg:viewBox="0 0 20 30" svg:d="m10 0-10 30h20z"/>
    <draw:marker draw:name="a48" svg:viewBox="0 0 20 30" svg:d="m10 0-10 30h20z"/>
    <draw:marker draw:name="a63" svg:viewBox="0 0 20 30" svg:d="m10 0-10 30h20z"/>
    <draw:marker draw:name="a58" svg:viewBox="0 0 20 30" svg:d="m10 0-10 30h20z"/>
    <draw:marker draw:name="a65" svg:viewBox="0 0 20 30" svg:d="m10 0-10 30h20z"/>
    <draw:marker draw:name="a10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l Wasinski</meta:initial-creator>
    <dc:creator>Michal Wasinski</dc:creator>
    <meta:creation-date>2014-04-23T09:47:00Z</meta:creation-date>
    <dc:date>2014-04-23T16:19:00Z</dc:date>
    <meta:template xlink:href="Normal.dotm" xlink:type="simple"/>
    <meta:editing-cycles>1</meta:editing-cycles>
    <meta:editing-duration>PT2820S</meta:editing-duration>
    <meta:document-statistic meta:page-count="2" meta:paragraph-count="1" meta:word-count="12" meta:character-count="84" meta:row-count="1" meta:non-whitespace-character-count="73"/>
  </office:meta>
</office:document-meta>
</file>